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>
            <text:p>Basic</text:p>
          </table:table-cell>
          <table:table-cell office:value-type="percentage" office:value="0.2612">
            <text:p>26,12%</text:p>
          </table:table-cell>
          <table:table-cell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Full House</text:p>
          </table:table-cell>
          <table:table-cell office:value-type="percentage" office:value="0.2612">
            <text:p>26,12%</text:p>
          </table:table-cell>
          <table:table-cell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Naked Single</text:p>
          </table:table-cell>
          <table:table-cell office:value-type="percentage" office:value="0.3114">
            <text:p>31,14%</text:p>
          </table:table-cell>
          <table:table-cell office:value-type="percentage" office:value="0.03">
            <text:p>3,00%</text:p>
          </table:table-cell>
          <table:table-cell/>
        </table:table-row>
        <table:table-row table:style-name="ro1">
          <table:table-cell office:value-type="string">
            <text:p>Hidden Single</text:p>
          </table:table-cell>
          <table:table-cell office:value-type="percentage" office:value="0.477">
            <text:p>47,70%</text:p>
          </table:table-cell>
          <table:table-cell office:value-type="percentage" office:value="0.2">
            <text:p>20,00%</text:p>
          </table:table-cell>
          <table:table-cell>
            <draw:frame table:end-cell-address="Tabelle1.L20" table:end-x="0.586cm" table:end-y="0.278cm" draw:z-index="0" draw:style-name="gr1" draw:text-style-name="P1" svg:width="17.508cm" svg:height="9.006cm" svg:x="1.143cm" svg:y="0.431cm">
              <draw:object draw:notify-on-update-of-ranges="Tabelle1.A1:Tabelle1.A22 Tabelle1.C1:Tabelle1.C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Pointing Pair / Triple</text:p>
          </table:table-cell>
          <table:table-cell office:value-type="percentage" office:value="0.5508">
            <text:p>55,08%</text:p>
          </table:table-cell>
          <table:table-cell office:value-type="percentage" office:value="0.21">
            <text:p>21,00%</text:p>
          </table:table-cell>
          <table:table-cell/>
        </table:table-row>
        <table:table-row table:style-name="ro2">
          <table:table-cell office:value-type="string">
            <text:p>Box - Line Reduction</text:p>
          </table:table-cell>
          <table:table-cell office:value-type="percentage" office:value="0.5536">
            <text:p>55,36%</text:p>
          </table:table-cell>
          <table:table-cell office:value-type="percentage" office:value="0.23">
            <text:p>23,00%</text:p>
          </table:table-cell>
          <table:table-cell/>
        </table:table-row>
        <table:table-row table:style-name="ro1">
          <table:table-cell office:value-type="string">
            <text:p>Naked Subset</text:p>
          </table:table-cell>
          <table:table-cell office:value-type="percentage" office:value="0.6702">
            <text:p>67,02%</text:p>
          </table:table-cell>
          <table:table-cell office:value-type="percentage" office:value="0.39">
            <text:p>39,00%</text:p>
          </table:table-cell>
          <table:table-cell/>
        </table:table-row>
        <table:table-row table:style-name="ro2">
          <table:table-cell office:value-type="string">
            <text:p>Hidden Subset</text:p>
          </table:table-cell>
          <table:table-cell office:value-type="percentage" office:value="0.6798">
            <text:p>67,98%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1">
          <table:table-cell office:value-type="string">
            <text:p>Fish</text:p>
          </table:table-cell>
          <table:table-cell office:value-type="percentage" office:value="0.684">
            <text:p>68,40%</text:p>
          </table:table-cell>
          <table:table-cell office:value-type="percentage" office:value="0.4014">
            <text:p>40,14%</text:p>
          </table:table-cell>
          <table:table-cell/>
        </table:table-row>
        <table:table-row table:style-name="ro1">
          <table:table-cell office:value-type="string">
            <text:p>Skyscarper</text:p>
          </table:table-cell>
          <table:table-cell office:value-type="percentage" office:value="0.6934">
            <text:p>69,34%</text:p>
          </table:table-cell>
          <table:table-cell office:value-type="percentage" office:value="0.4166">
            <text:p>41,66%</text:p>
          </table:table-cell>
          <table:table-cell/>
        </table:table-row>
        <table:table-row table:style-name="ro1">
          <table:table-cell office:value-type="string">
            <text:p>2-String-Kite</text:p>
          </table:table-cell>
          <table:table-cell table:style-name="ce3" office:value-type="percentage" office:value="0.69">
            <text:p>69,00%</text:p>
          </table:table-cell>
          <table:table-cell office:value-type="percentage" office:value="0.422">
            <text:p>42,20%</text:p>
          </table:table-cell>
          <table:table-cell/>
        </table:table-row>
        <table:table-row table:style-name="ro1">
          <table:table-cell office:value-type="string">
            <text:p>Turbot Fish</text:p>
          </table:table-cell>
          <table:table-cell table:style-name="ce3" office:value-type="percentage" office:value="0.6914">
            <text:p>69,14%</text:p>
          </table:table-cell>
          <table:table-cell office:value-type="percentage" office:value="0.425">
            <text:p>42,50%</text:p>
          </table:table-cell>
          <table:table-cell/>
        </table:table-row>
        <table:table-row table:style-name="ro2">
          <table:table-cell office:value-type="string">
            <text:p>Empty Rectangle</text:p>
          </table:table-cell>
          <table:table-cell table:style-name="ce3" office:value-type="percentage" office:value="0.6902">
            <text:p>69,02%</text:p>
          </table:table-cell>
          <table:table-cell office:value-type="percentage" office:value="0.43">
            <text:p>43,00%</text:p>
          </table:table-cell>
          <table:table-cell/>
        </table:table-row>
        <table:table-row table:style-name="ro1">
          <table:table-cell office:value-type="string">
            <text:p>XY-Wing</text:p>
          </table:table-cell>
          <table:table-cell table:style-name="ce4" office:value-type="percentage" office:value="0.7524">
            <text:p>75,24%</text:p>
          </table:table-cell>
          <table:table-cell office:value-type="percentage" office:value="0.5818">
            <text:p>58,18%</text:p>
          </table:table-cell>
          <table:table-cell/>
        </table:table-row>
        <table:table-row table:style-name="ro1">
          <table:table-cell office:value-type="string">
            <text:p>XYZ-Wing</text:p>
          </table:table-cell>
          <table:table-cell table:style-name="ce4" office:value-type="percentage" office:value="0.7638">
            <text:p>76,38%</text:p>
          </table:table-cell>
          <table:table-cell office:value-type="percentage" office:value="0.5818">
            <text:p>58,18%</text:p>
          </table:table-cell>
          <table:table-cell/>
        </table:table-row>
        <table:table-row table:style-name="ro1">
          <table:table-cell office:value-type="string">
            <text:p>W-Wing</text:p>
          </table:table-cell>
          <table:table-cell table:style-name="ce4" office:value-type="percentage" office:value="0.7792">
            <text:p>77,92%</text:p>
          </table:table-cell>
          <table:table-cell office:value-type="percentage" office:value="0.5818">
            <text:p>58,18%</text:p>
          </table:table-cell>
          <table:table-cell/>
        </table:table-row>
        <table:table-row table:style-name="ro1">
          <table:table-cell office:value-type="string">
            <text:p>Sue de Coq</text:p>
          </table:table-cell>
          <table:table-cell table:style-name="ce5" office:value-type="percentage" office:value="0.777">
            <text:p>77,70%</text:p>
          </table:table-cell>
          <table:table-cell office:value-type="percentage" office:value="0.5942">
            <text:p>59,42%</text:p>
          </table:table-cell>
          <table:table-cell/>
        </table:table-row>
        <table:table-row table:style-name="ro2">
          <table:table-cell office:value-type="string">
            <text:p>Simple Coloring</text:p>
          </table:table-cell>
          <table:table-cell table:style-name="ce4" office:value-type="percentage" office:value="0.778">
            <text:p>77,80%</text:p>
          </table:table-cell>
          <table:table-cell office:value-type="percentage" office:value="0.5978">
            <text:p>59,78%</text:p>
          </table:table-cell>
          <table:table-cell/>
        </table:table-row>
        <table:table-row table:style-name="ro1">
          <table:table-cell office:value-type="string">
            <text:p>ALS XZ</text:p>
          </table:table-cell>
          <table:table-cell table:style-name="ce4" office:value-type="percentage" office:value="0.7908">
            <text:p>79,08%</text:p>
          </table:table-cell>
          <table:table-cell office:value-type="percentage" office:value="0.8546">
            <text:p>85,46%</text:p>
          </table:table-cell>
          <table:table-cell/>
        </table:table-row>
        <table:table-row table:style-name="ro1">
          <table:table-cell office:value-type="string">
            <text:p>ALS XY Wing</text:p>
          </table:table-cell>
          <table:table-cell table:style-name="ce4" office:value-type="percentage" office:value="0.797">
            <text:p>79,70%</text:p>
          </table:table-cell>
          <table:table-cell office:value-type="percentage" office:value="0.9614">
            <text:p>96,14%</text:p>
          </table:table-cell>
          <table:table-cell/>
        </table:table-row>
        <table:table-row table:style-name="ro1">
          <table:table-cell office:value-type="string">
            <text:p>ALS Chain</text:p>
          </table:table-cell>
          <table:table-cell table:style-name="ce4" office:value-type="percentage" office:value="0.7976">
            <text:p>79,76%</text:p>
          </table:table-cell>
          <table:table-cell office:value-type="percentage" office:value="0.974">
            <text:p>97,40%</text:p>
          </table:table-cell>
          <table:table-cell/>
        </table:table-row>
        <table:table-row table:style-name="ro1">
          <table:table-cell office:value-type="string">
            <text:p>Backtracking</text:p>
          </table:table-cell>
          <table:table-cell table:style-name="ce4" office:value-type="percentage" office:value="0.798">
            <text:p>79,80%</text:p>
          </table:table-cell>
          <table:table-cell office:value-type="percentage" office:value="1">
            <text:p>100,00%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10.04.2014</text:date>, <text:time>13:17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geht dichdasan</meta:initial-creator>
    <meta:creation-date>2014-03-25T16:39:02.13</meta:creation-date>
    <dc:date>2014-04-10T13:17:49.51</dc:date>
    <dc:creator>Wasgeht dichdasan</dc:creator>
    <meta:editing-duration>P1DT12H39M43S</meta:editing-duration>
    <meta:editing-cycles>4</meta:editing-cycles>
    <meta:generator>OpenOffice/4.0.1$Win32 OpenOffice.org_project/401m5$Build-9714</meta:generator>
    <meta:document-statistic meta:table-count="3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cm" svg:stroke-color="#b3b3b3"/>
    </style:style>
    <style:style style:name="ch6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5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9cm" svg:height="9.007cm" xlink:href=".." xlink:type="simple" chart:class="chart:line" chart:style-name="ch1">
        <chart:plot-area chart:style-name="ch2" table:cell-range-address="Tabelle1.A1:Tabelle1.A22 Tabelle1.C1:Tabelle1.C22" chart:data-source-has-labels="column" svg:x="0.8cm" svg:y="0.855cm" svg:width="16.009cm" svg:height="7.552cm">
          <chartooo:coordinate-region svg:x="2.4cm" svg:y="1.067cm" svg:width="14.303cm" svg:height="5.123cm"/>
          <chart:axis chart:dimension="x" chart:name="primary-x" chart:style-name="ch3" chartooo:axis-type="auto">
            <chartooo:date-scale/>
            <chart:categories table:cell-range-address="Tabelle1.A1:Tabelle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:Tabelle1.C22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Tabelle1.A1:Tabelle1.A22</svg:desc>
                </draw:g>
              </table:table-cell>
              <table:table-cell office:value-type="float" office:value="0">
                <text:p>0</text:p>
                <draw:g>
                  <svg:desc>Tabelle1.C1:Tabelle1.C22</svg:desc>
                </draw:g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4166">
                <text:p>0.4166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8546">
                <text:p>0.8546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